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- = inget särskilt händer / funkar synbarlig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 = success, state ch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 = fail, onError kö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 = exce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= Ann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TART STATE: IDLE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EDA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Ö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etdatasource(valid)</text:p>
          </table:table-cell>
          <table:table-cell office:value-type="string" calcext:value-type="string">
            <text:p>setdatasource(invalid)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elease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etdatasource(valid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tdatasource(invalid)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table:number-columns-repeated="4" office:value-type="string" calcext:value-type="string">
            <text:p>E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1 = java.io.FileNotFoundException: /data/user/0/us.huseli.soundboard2.debug/app_sounds/flurrrv.flac: open failed: ENOENT (No such file or directory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 = java.lang.IllegalStateExce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 = what=-38, extra=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 = java.io.IOException: Prepare failed.: status=0xFFFFFF8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 MediaPlayerNative-exceptions jag ej kan fånga, inga vanliga exceptions, inget onError?!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START STATE: INITIALIZED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EDA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Ö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etdatasource(valid)</text:p>
          </table:table-cell>
          <table:table-cell office:value-type="string" calcext:value-type="string">
            <text:p>setdatasource(invalid)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elease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F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tdatasource(valid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tdatasource(invalid)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F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table:number-columns-repeated="4" office:value-type="string" calcext:value-type="string">
            <text:p>E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1 = java.io.FileNotFoundException: /data/user/0/us.huseli.soundboard2.debug/app_sounds/flurrrv.flac: open failed: ENOENT (No such file or directory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2 = java.lang.IllegalStateExce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 = what=-38, extra=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3 = java.io.IOException: Prepare failed.: status=0xFFFFFF8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 MediaPlayerNative-exceptions jag ej kan fånga, inga vanliga exceptions, inget onError?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02:00:22.345353976</meta:creation-date>
    <dc:date>2022-11-04T13:41:20.067267258</dc:date>
    <meta:editing-duration>P1DT6H25M26S</meta:editing-duration>
    <meta:editing-cycles>5</meta:editing-cycles>
    <meta:generator>LibreOffice/7.3.6.2$Linux_X86_64 LibreOffice_project/30$Build-2</meta:generator>
    <meta:document-statistic meta:table-count="1" meta:cell-count="199" meta:object-count="0"/>
  </office:meta>
</office:document-meta>
</file>